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dy {</text:p>
      <text:p text:style-name="Standard"><text:s text:c="4"/>font-family: 'Segoe UI', Tahoma, Geneva, Verdana, sans-serif;</text:p>
      <text:p text:style-name="Standard"><text:s text:c="4"/>margin: 0;</text:p>
      <text:p text:style-name="Standard"><text:s text:c="4"/>padding: 0;</text:p>
      <text:p text:style-name="Standard"><text:s text:c="4"/>background-color: #f5f5f5;</text:p>
      <text:p text:style-name="Standard"><text:s text:c="4"/>color: #333;</text:p>
      <text:p text:style-name="Standard">}</text:p>
      <text:p text:style-name="Standard">header {</text:p>
      <text:p text:style-name="Standard"><text:s text:c="4"/>background-color: #FF4500;</text:p>
      <text:p text:style-name="Standard"><text:s text:c="4"/>color: #fff;</text:p>
      <text:p text:style-name="Standard"><text:s text:c="4"/>padding: 40px 20px;</text:p>
      <text:p text:style-name="Standard"><text:s text:c="4"/>text-align: center;</text:p>
      <text:p text:style-name="Standard"><text:s text:c="4"/>box-shadow: 0 2px 4px rgba(0,0,0,0.1);</text:p>
      <text:p text:style-name="Standard">}</text:p>
      <text:p text:style-name="Standard">header h1 {</text:p>
      <text:p text:style-name="Standard"><text:s text:c="4"/>margin: 0;</text:p>
      <text:p text:style-name="Standard"><text:s text:c="4"/>font-size: 2.5em;</text:p>
      <text:p text:style-name="Standard">}</text:p>
      <text:p text:style-name="Standard">header p {</text:p>
      <text:p text:style-name="Standard"><text:s text:c="4"/>margin: 10px 0 0;</text:p>
      <text:p text:style-name="Standard"><text:soft-page-break/><text:s text:c="4"/>font-size: 1.2em;</text:p>
      <text:p text:style-name="Standard">}</text:p>
      <text:p text:style-name="Standard">.container {</text:p>
      <text:p text:style-name="Standard"><text:s text:c="4"/>padding: 40px 20px;</text:p>
      <text:p text:style-name="Standard"><text:s text:c="4"/>max-width: 1200px;</text:p>
      <text:p text:style-name="Standard"><text:s text:c="4"/>margin: 0 auto;</text:p>
      <text:p text:style-name="Standard">}</text:p>
      <text:p text:style-name="Standard">.services, .gallery, .testimonials, .faq, .contact {</text:p>
      <text:p text:style-name="Standard"><text:s text:c="4"/>margin-bottom: 40px;</text:p>
      <text:p text:style-name="Standard">}</text:p>
      <text:p text:style-name="Standard">.service, .calculator, .testimonial, .faq-item {</text:p>
      <text:p text:style-name="Standard"><text:s text:c="4"/>background-color: #fff;</text:p>
      <text:p text:style-name="Standard"><text:s text:c="4"/>border: 1px solid #ddd;</text:p>
      <text:p text:style-name="Standard"><text:s text:c="4"/>border-radius: 8px;</text:p>
      <text:p text:style-name="Standard"><text:s text:c="4"/>box-shadow: 0 4px 8px rgba(0,0,0,0.1);</text:p>
      <text:p text:style-name="Standard"><text:s text:c="4"/>padding: 20px;</text:p>
      <text:p text:style-name="Standard"><text:s text:c="4"/>margin-bottom: 20px;</text:p>
      <text:p text:style-name="Standard"><text:s text:c="4"/>transition: transform 0.3s;</text:p>
      <text:p text:style-name="Standard">}</text:p>
      <text:p text:style-name="Standard">.service:hover, .calculator:hover, .testimonial:hover, .faq-item:hover {</text:p>
      <text:p text:style-name="Standard"><text:s text:c="4"/>transform: translateY(-5px);</text:p>
      <text:p text:style-name="Standard"><text:soft-page-break/>}</text:p>
      <text:p text:style-name="Standard">.service h2, .calculator h2, .gallery h2, .testimonials h2, .faq h2, .contact h2 {</text:p>
      <text:p text:style-name="Standard"><text:s text:c="4"/>color: #FF4500;</text:p>
      <text:p text:style-name="Standard"><text:s text:c="4"/>font-size: 1.5em;</text:p>
      <text:p text:style-name="Standard"><text:s text:c="4"/>margin-top: 0;</text:p>
      <text:p text:style-name="Standard">}</text:p>
      <text:p text:style-name="Standard">.service p, .calculator label, .calculator p, .faq p, .testimonial blockquote, .contact p {</text:p>
      <text:p text:style-name="Standard"><text:s text:c="4"/>font-size: 1em;</text:p>
      <text:p text:style-name="Standard"><text:s text:c="4"/>line-height: 1.6;</text:p>
      <text:p text:style-name="Standard">}</text:p>
      <text:p text:style-name="Standard">.calculator input, .calculator button {</text:p>
      <text:p text:style-name="Standard"><text:s text:c="4"/>display: block;</text:p>
      <text:p text:style-name="Standard"><text:s text:c="4"/>width: calc(100% - 20px);</text:p>
      <text:p text:style-name="Standard"><text:s text:c="4"/>margin: 10px 10px 20px;</text:p>
      <text:p text:style-name="Standard"><text:s text:c="4"/>padding: 10px;</text:p>
      <text:p text:style-name="Standard"><text:s text:c="4"/>font-size: 1em;</text:p>
      <text:p text:style-name="Standard">}</text:p>
      <text:p text:style-name="Standard">.calculator button {</text:p>
      <text:p text:style-name="Standard"><text:s text:c="4"/>background-color: #FF4500;</text:p>
      <text:p text:style-name="Standard"><text:s text:c="4"/>color: #fff;</text:p>
      <text:p text:style-name="Standard"><text:s text:c="4"/>border: none;</text:p>
      <text:p text:style-name="Standard"><text:soft-page-break/><text:s text:c="4"/>cursor: pointer;</text:p>
      <text:p text:style-name="Standard">}</text:p>
      <text:p text:style-name="Standard">.gallery img {</text:p>
      <text:p text:style-name="Standard"><text:s text:c="4"/>max-width: 100%;</text:p>
      <text:p text:style-name="Standard"><text:s text:c="4"/>border-radius: 8px;</text:p>
      <text:p text:style-name="Standard"><text:s text:c="4"/>box-shadow: 0 4px 8px rgba(0,0,0,0.1);</text:p>
      <text:p text:style-name="Standard"><text:s text:c="4"/>margin: 10px 0;</text:p>
      <text:p text:style-name="Standard">}</text:p>
      <text:p text:style-name="Standard">.testimonials blockquote {</text:p>
      <text:p text:style-name="Standard"><text:s text:c="4"/>font-style: italic;</text:p>
      <text:p text:style-name="Standard"><text:s text:c="4"/>margin: 0;</text:p>
      <text:p text:style-name="Standard"><text:s text:c="4"/>padding: 0;</text:p>
      <text:p text:style-name="Standard">}</text:p>
      <text:p text:style-name="Standard">.testimonials cite {</text:p>
      <text:p text:style-name="Standard"><text:s text:c="4"/>display: block;</text:p>
      <text:p text:style-name="Standard"><text:s text:c="4"/>text-align: right;</text:p>
      <text:p text:style-name="Standard"><text:s text:c="4"/>color: #888;</text:p>
      <text:p text:style-name="Standard"><text:s text:c="4"/>font-style: normal;</text:p>
      <text:p text:style-name="Standard"><text:s text:c="4"/>margin-top: 5px;</text:p>
      <text:p text:style-name="Standard">}</text:p>
      <text:p text:style-name="Standard">footer {</text:p>
      <text:p text:style-name="Standard"><text:soft-page-break/><text:s text:c="4"/>background-color: #333;</text:p>
      <text:p text:style-name="Standard"><text:s text:c="4"/>color: #fff;</text:p>
      <text:p text:style-name="Standard"><text:s text:c="4"/>padding: 20px;</text:p>
      <text:p text:style-name="Standard"><text:s text:c="4"/>text-align: center;</text:p>
      <text:p text:style-name="Standard">}</text:p>
      <text:p text:style-name="Standard">footer p, footer a {</text:p>
      <text:p text:style-name="Standard"><text:s text:c="4"/>margin: 0;</text:p>
      <text:p text:style-name="Standard"><text:s text:c="4"/>color: #fff;</text:p>
      <text:p text:style-name="Standard"><text:s text:c="4"/>text-decoration: none;</text:p>
      <text:p text:style-name="Standard">}</text:p>
      <text:p text:style-name="Standard">footer nav ul {</text:p>
      <text:p text:style-name="Standard"><text:s text:c="4"/>list-style: none;</text:p>
      <text:p text:style-name="Standard"><text:s text:c="4"/>padding: 0;</text:p>
      <text:p text:style-name="Standard"><text:s text:c="4"/>margin: 0;</text:p>
      <text:p text:style-name="Standard"><text:s text:c="4"/>display: flex;</text:p>
      <text:p text:style-name="Standard"><text:s text:c="4"/>justify-content: center;</text:p>
      <text:p text:style-name="Standard">}</text:p>
      <text:p text:style-name="Standard">footer nav li {</text:p>
      <text:p text:style-name="Standard"><text:s text:c="4"/>margin: 0 10px;</text:p>
      <text:p text:style-name="Standard">}</text:p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o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o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103" meta:word-count="263" meta:character-count="2055" meta:non-whitespace-character-count="1635"/>
    <meta:generator>LibreOfficeDev/6.0.5.2$Linux_X86_64 LibreOffice_project/</meta:generator>
  </office:meta>
</office:document-meta>
</file>